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e97" officeooo:paragraph-rsid="00108e97"/>
    </style:style>
    <style:style style:name="P2" style:family="paragraph" style:parent-style-name="Standard">
      <style:text-properties officeooo:rsid="00126eee" officeooo:paragraph-rsid="00126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ha@neha-VirtualBox:~$ mt-gnu</text:p>
      <text:p text:style-name="P1">Usage: mt-gnu [OPTION...] operation [count]</text:p>
      <text:p text:style-name="P1">Try `mt-gnu --help' or `mt-gnu --usage' for more information.</text:p>
      <text:p text:style-name="P1">neha@neha-VirtualBox:~$ mt-gnu--usage</text:p>
      <text:p text:style-name="P1">mt-gnu--usage: command not found</text:p>
      <text:p text:style-name="P1">neha@neha-VirtualBox:~$ mt-gnu --usage</text:p>
      <text:p text:style-name="P1">Usage: mt-gnu [-?V] [-f DEVICE] [--file=DEVICE] [--rsh-command=COMMAND]</text:p>
      <text:p text:style-name="P1"><text:s text:c="12"/>[--help] [--usage] [--version] operation [count]</text:p>
      <text:p text:style-name="P1">neha@neha-VirtualBox:~$ </text:p>
      <text:p text:style-name="P2">neha@neha-VirtualBox:~$ mt-gnu f</text:p>
      <text:p text:style-name="P2">mt-gnu: ambiguous argument `f' for `operation'</text:p>
      <text:p text:style-name="P2">Valid arguments are:</text:p>
      <text:p text:style-name="P2"><text:s text:c="2"/>- `eof', `weof'</text:p>
      <text:p text:style-name="P2"><text:s text:c="2"/>- `fsf'</text:p>
      <text:p text:style-name="P2"><text:s text:c="2"/>- `bsf'</text:p>
      <text:p text:style-name="P2"><text:s text:c="2"/>- `fsr'</text:p>
      <text:p text:style-name="P2"><text:s text:c="2"/>- `bsr'</text:p>
      <text:p text:style-name="P2"><text:s text:c="2"/>- `rewind'</text:p>
      <text:p text:style-name="P2"><text:s text:c="2"/>- `offline', `rewoffl', `eject'</text:p>
      <text:p text:style-name="P2"><text:s text:c="2"/>- `status'</text:p>
      <text:p text:style-name="P2"><text:s text:c="2"/>- `bsfm'</text:p>
      <text:p text:style-name="P2"><text:s text:c="2"/>- `eom'</text:p>
      <text:p text:style-name="P2"><text:s text:c="2"/>- `retension'</text:p>
      <text:p text:style-name="P2"><text:s text:c="2"/>- `erase'</text:p>
      <text:p text:style-name="P2"><text:s text:c="2"/>- `asf'</text:p>
      <text:p text:style-name="P2"><text:s text:c="2"/>- `fsfm'</text:p>
      <text:p text:style-name="P2"><text:s text:c="2"/>- `seek'</text:p>
      <text:p text:style-name="P2">neha@neha-VirtualBox:~$ mt-gnu rsh</text:p>
      <text:p text:style-name="P2">mt-gnu: invalid argument `rsh' for `operation'</text:p>
      <text:p text:style-name="P2">Valid arguments are:</text:p>
      <text:p text:style-name="P2"><text:s text:c="2"/>- `eof', `weof'</text:p>
      <text:p text:style-name="P2"><text:s text:c="2"/>- `fsf'</text:p>
      <text:p text:style-name="P2"><text:s text:c="2"/>- `bsf'</text:p>
      <text:p text:style-name="P2"><text:s text:c="2"/>- `fsr'</text:p>
      <text:p text:style-name="P2"><text:s text:c="2"/>- `bsr'</text:p>
      <text:p text:style-name="P2"><text:s text:c="2"/>- `rewind'</text:p>
      <text:p text:style-name="P2"><text:s text:c="2"/>- `offline', `rewoffl', `eject'</text:p>
      <text:p text:style-name="P2"><text:s text:c="2"/>- `status'</text:p>
      <text:p text:style-name="P2"><text:s text:c="2"/>- `bsfm'</text:p>
      <text:p text:style-name="P2"><text:s text:c="2"/>- `eom'</text:p>
      <text:p text:style-name="P2"><text:s text:c="2"/>- `retension'</text:p>
      <text:p text:style-name="P2"><text:s text:c="2"/>- `erase'</text:p>
      <text:p text:style-name="P2"><text:s text:c="2"/>- `asf'</text:p>
      <text:p text:style-name="P2"><text:s text:c="2"/>- `fsfm'</text:p>
      <text:p text:style-name="P2"><text:s text:c="2"/>- `seek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07:03.754698546</meta:creation-date>
    <dc:date>2018-09-10T12:13:31.334915703</dc:date>
    <meta:editing-duration>PT6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138" meta:character-count="962" meta:non-whitespace-character-count="806"/>
  </office:meta>
</office:document-meta>
</file>